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121a6"/>
    </style:style>
    <style:style style:name="T2" style:family="text">
      <style:text-properties officeooo:rsid="000208c0"/>
    </style:style>
    <style:style style:name="T3" style:family="text">
      <style:text-properties officeooo:rsid="0007a6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cycle: 1</text:p>
      <text:p text:style-name="Standard">date: <text:span text:style-name="T1">17</text:span>-1-2022</text:p>
      <text:p text:style-name="Standard"/>
      <text:p text:style-name="Standard"/>
      <text:p text:style-name="Standard"><text:s text:c="42"/>IMPLEMENTATION OF DDL COMMANDS</text:p>
      <text:p text:style-name="Standard"/>
      <text:p text:style-name="Standard"/>
      <text:p text:style-name="Standard">AIM: implementation of create statement.</text:p>
      <text:p text:style-name="Standard"/>
      <text:p text:style-name="Standard"/>
      <text:p text:style-name="Standard"/>
      <text:p text:style-name="Standard">1. create a table student with the attributes - student_id,student_name,class,course.?</text:p>
      <text:p text:style-name="Standard"/>
      <text:p text:style-name="Standard"><text:s text:c="5"/>create table student(student_id varchar(10),student_name varchar(20),class varchar(10),course varchar(10));</text:p>
      <text:p text:style-name="Standard"/>
      <text:p text:style-name="Standard"/>
      <text:p text:style-name="Standard">2. describe the table student by using the describe command.?</text:p>
      <text:p text:style-name="Standard"/>
      <text:p text:style-name="Standard"><text:s text:c="5"/>desc student;</text:p>
      <text:p text:style-name="Standard"/>
      <text:p text:style-name="Standard">+-----------------+--------------+------+-----+---------+---------+</text:p>
      <text:p text:style-name="Standard">| Field <text:s text:c="14"/>| Type <text:s text:c="11"/>| Null | Key | Default | Extra- <text:s/>|</text:p>
      <text:p text:style-name="Standard">+----------------+---------------+------+-----+--------------+----+</text:p>
      <text:p text:style-name="Standard">| student_id <text:s/><text:tab/> | varchar(10) | YES <text:s/>| <text:s text:c="4"/>| NULL <text:s text:c="3"/>| <text:s text:c="13"/>|</text:p>
      <text:p text:style-name="Standard">| student_name | varchar(20) | YES <text:s/>| <text:s text:c="4"/>| NULL <text:s text:c="3"/>| <text:s text:c="13"/>|</text:p>
      <text:p text:style-name="Standard">| class <text:s text:c="4"/><text:tab/> | varchar(10) | YES <text:s/>| <text:s text:c="4"/>| NULL <text:s text:c="3"/>| <text:s text:c="13"/>|</text:p>
      <text:p text:style-name="Standard">| course <text:s/><text:tab/> | varchar(10) | YES <text:s/>| <text:s text:c="4"/>| NULL <text:s text:c="3"/>| <text:s text:c="13"/>|</text:p>
      <text:p text:style-name="Standard">+----------------+---------------+------+-----+---------+---------+</text:p>
      <text:p text:style-name="Standard"/>
      <text:p text:style-name="Standard"/>
      <text:p text:style-name="Standard">3. insert 10 tuples of relation into student.?</text:p>
      <text:p text:style-name="Standard"/>
      <text:p text:style-name="Standard"><text:s text:c="6"/>iinsert into student(student_id,student_name,class,course)</text:p>
      <text:p text:style-name="Standard"><text:s text:c="4"/>-&gt; values('s001','abishek','sem1','mca'),</text:p>
      <text:p text:style-name="Standard"><text:s text:c="4"/>-&gt; ('s002','gokul','sem1','mca'),</text:p>
      <text:p text:style-name="Standard"><text:s text:c="4"/>-&gt; ('s003','irfan','sem1','mca'),</text:p>
      <text:p text:style-name="Standard"><text:s text:c="4"/>-&gt; ('s004','mubaris','sem2','mca'),</text:p>
      <text:p text:style-name="Standard"><text:s text:c="4"/>-&gt; ('s005','hasib','sem3','mca'),</text:p>
      <text:p text:style-name="Standard"><text:s text:c="4"/>-&gt; ('s006','imran','sem6','bca');</text:p>
      <text:p text:style-name="Standard"/>
      <text:p text:style-name="Standard"/>
      <text:p text:style-name="Standard">4. display all the information in the relation student by using the select statement.?</text:p>
      <text:p text:style-name="Standard"/>
      <text:p text:style-name="Standard"><text:s text:c="4"/>select * from studen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+------------+-----------------+-------+--------+</text:p>
      <text:p text:style-name="Standard">| student_id | student_name | class | course |</text:p>
      <text:p text:style-name="Standard">+------------+-----------------+-------+--------+</text:p>
      <text:p text:style-name="Standard">| s001 <text:s text:c="6"/>| abishek <text:s text:c="13"/>| sem1 <text:s/>| mca <text:s text:c="3"/>|</text:p>
      <text:p text:style-name="Standard">| s002 <text:s text:c="6"/>| <text:span text:style-name="T2">gokul</text:span> <text:tab/> <text:s text:c="8"/>| sem1 <text:s/>| mca <text:s text:c="3"/>|</text:p>
      <text:p text:style-name="Standard">| s003 <text:s text:c="6"/>| <text:span text:style-name="T2">irfan <text:s/></text:span><text:s text:c="17"/>| sem1 <text:s/>| mca <text:s text:c="3"/>|</text:p>
      <text:p text:style-name="Standard">| s004 <text:s text:c="6"/>| <text:span text:style-name="T2">mubaris </text:span><text:s text:c="13"/>| sem1 <text:s/>| mca <text:s text:c="3"/>|</text:p>
      <text:p text:style-name="Standard">| s005 <text:s text:c="6"/>| <text:span text:style-name="T2">hasib <text:s text:c="2"/></text:span><text:s text:c="15"/>| sem2 <text:s/>| mca <text:s text:c="3"/>|</text:p>
      <text:p text:style-name="Standard">| s006 <text:s text:c="6"/>| <text:span text:style-name="T2">imran</text:span> <text:s text:c="16"/>| sem2 <text:s/>| mca <text:s text:c="3"/>|</text:p>
      <text:p text:style-name="Standard">+------------+------------------+-------+--------+</text:p>
      <text:p text:style-name="Standard"/>
      <text:p text:style-name="Standard"/>
      <text:p text:style-name="Standard">5. display the class and course of the relation student by using select statement.?</text:p>
      <text:p text:style-name="Standard"/>
      <text:p text:style-name="Standard"><text:s text:c="4"/>select class,course from student;</text:p>
      <text:p text:style-name="Standard"/>
      <text:p text:style-name="Standard">+-------+--------+</text:p>
      <text:p text:style-name="Standard">| class | course |</text:p>
      <text:p text:style-name="Standard">+-------+--------+</text:p>
      <text:p text:style-name="Standard">| sem1 <text:s/>| mca <text:s text:c="3"/>|</text:p>
      <text:p text:style-name="Standard">| sem1 <text:s/>| mca <text:s text:c="3"/>|</text:p>
      <text:p text:style-name="Standard">| sem1 <text:s/>| mca <text:s text:c="3"/>|</text:p>
      <text:p text:style-name="Standard">| sem2 <text:s/>| mca <text:s text:c="3"/>|</text:p>
      <text:p text:style-name="Standard">| sem3 <text:s/>| mca <text:s text:c="3"/>|</text:p>
      <text:p text:style-name="Standard">| sem6 <text:s/>| bca <text:s text:c="4"/>|</text:p>
      <text:p text:style-name="Standard">+-------+--------+</text:p>
      <text:p text:style-name="Standard"/>
      <text:p text:style-name="Standard">6. modify the table student by changing the student name as candidate_name.?</text:p>
      <text:p text:style-name="Standard"/>
      <text:p text:style-name="Standard"><text:s text:c="6"/>alter table student change column student_name candidate_name varchar(20);</text:p>
      <text:p text:style-name="Standard">+----------------+-------------+------+-----+---------+-------+</text:p>
      <text:p text:style-name="Standard">| Field <text:s text:c="9"/>| Type <text:s text:c="7"/>| Null | Key | Default | Extra |</text:p>
      <text:p text:style-name="Standard">+----------------+-------------+------+-----+---------+-------+</text:p>
      <text:p text:style-name="Standard">| student_id <text:s text:c="4"/>| varchar(10) | YES <text:s/>| <text:s text:c="4"/>| NULL <text:s text:c="3"/>| <text:s text:c="6"/>|</text:p>
      <text:p text:style-name="Standard">| candidate_name | varchar(20) | YES <text:s/>| <text:s text:c="4"/>| NULL <text:s text:c="3"/>| <text:s text:c="6"/>|</text:p>
      <text:p text:style-name="Standard">| class <text:s text:c="9"/>| varchar(20) | YES <text:s/>| <text:s text:c="4"/>| NULL <text:s text:c="3"/>| <text:s text:c="6"/>|</text:p>
      <text:p text:style-name="Standard">| course <text:s text:c="8"/>| varchar(10) | YES <text:s/>| <text:s text:c="4"/>| NULL <text:s text:c="3"/>| <text:s text:c="6"/>|</text:p>
      <text:p text:style-name="Standard">+----------------+-------------+------+-----+---------+-------+</text:p>
      <text:p text:style-name="Standard"/>
      <text:p text:style-name="Standard">7. alter the table student by adding a new attribute called department.?</text:p>
      <text:p text:style-name="Standard"/>
      <text:p text:style-name="Standard"><text:s text:c="6"/>alter table student add department varchar(20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+----------------+-------------+------+-----+---------+-------+</text:p>
      <text:p text:style-name="Standard">| Field <text:s text:c="9"/>| Type <text:s text:c="7"/>| Null | Key | Default | Extra |</text:p>
      <text:p text:style-name="Standard">+----------------+-------------+------+-----+---------+-------+</text:p>
      <text:p text:style-name="Standard">| student_id <text:s text:c="4"/>| varchar(10) | YES <text:s/>| <text:s text:c="4"/>| NULL <text:s text:c="3"/>| <text:s text:c="6"/>|</text:p>
      <text:p text:style-name="Standard">| candidate_name | varchar(20) | YES <text:s/>| <text:s text:c="4"/>| NULL <text:s text:c="3"/>| <text:s text:c="6"/>|</text:p>
      <text:p text:style-name="Standard">| class <text:s text:c="9"/>| varchar(20) | YES <text:s/>| <text:s text:c="4"/>| NULL <text:s text:c="3"/>| <text:s text:c="6"/>|</text:p>
      <text:p text:style-name="Standard">| course <text:s text:c="8"/>| varchar(10) | YES <text:s/>| <text:s text:c="4"/>| NULL <text:s text:c="3"/>| <text:s text:c="6"/>|</text:p>
      <text:p text:style-name="Standard">| department <text:s text:c="4"/>| varchar(20) | YES <text:s/>| <text:s text:c="4"/>| NULL <text:s text:c="3"/>| <text:s text:c="6"/>|</text:p>
      <text:p text:style-name="Standard">+----------------+-------------+------+-----+---------+-------+</text:p>
      <text:p text:style-name="Standard"/>
      <text:p text:style-name="Standard"/>
      <text:p text:style-name="Standard">8. alter the table student by dropping the attribute class.?</text:p>
      <text:p text:style-name="Standard"/>
      <text:p text:style-name="Standard"><text:s text:c="6"/>alter table student drop class;</text:p>
      <text:p text:style-name="Standard"/>
      <text:p text:style-name="Standard">+--------------------+---------------+------+-----+---------+-------+</text:p>
      <text:p text:style-name="Standard">| Field <text:s text:c="18"/>| Type <text:s text:c="12"/>| Null | Key | Default | Extra |</text:p>
      <text:p text:style-name="Standard">+-------------- <text:s/>----+---------------+------+-----+---------+--------+</text:p>
      <text:p text:style-name="Standard">| student_id <text:s text:c="10"/>| varchar(10) | YES <text:s/>| <text:s text:c="7"/>| NULL <text:s text:c="3"/>| <text:s text:c="10"/>|</text:p>
      <text:p text:style-name="Standard">| candidate_name <text:s/>| varchar(20) | YES <text:s/>| <text:s text:c="7"/>| NULL <text:s text:c="3"/>| <text:s text:c="10"/>|</text:p>
      <text:p text:style-name="Standard">| course <text:s text:c="17"/>| varchar(10) | YES <text:s/>| <text:s text:c="6"/>| NULL <text:s text:c="3"/>| <text:s text:c="10"/>|</text:p>
      <text:p text:style-name="Standard">| department <text:s text:c="9"/>| varchar(20) | YES <text:s/>| <text:s text:c="7"/>| NULL <text:s text:c="3"/>| <text:s text:c="10"/>|</text:p>
      <text:p text:style-name="Standard">+--------------------+---------------+------+-----+-----------+-------+</text:p>
      <text:p text:style-name="Standard">4 rows in set (0.00 sec)</text:p>
      <text:p text:style-name="Standard"/>
      <text:p text:style-name="Standard">9. change the name of the table student as candidates.?</text:p>
      <text:p text:style-name="Standard"/>
      <text:p text:style-name="Standard"><text:s text:c="7"/>alter table student rename candidates;</text:p>
      <text:p text:style-name="Standard"/>
      <text:p text:style-name="Standard">mysql&gt; select * from candidates;</text:p>
      <text:p text:style-name="Standard">+------------+--------------------+---------+-------------+</text:p>
      <text:p text:style-name="Standard">| student_id | candidate_name | course | department |</text:p>
      <text:p text:style-name="Standard">+------------+---------------------+--------+--------------+</text:p>
      <text:p text:style-name="Standard">| s001 <text:s text:c="6"/>| abishek <text:s text:c="18"/>| <text:s text:c="2"/>mca <text:s/><text:span text:style-name="T3">|</text:span> NULL <text:s text:c="7"/>|</text:p>
      <text:p text:style-name="Standard">| s002 <text:s text:c="6"/>| gokul <text:s text:c="21"/>| mca <text:s text:c="3"/>| NULL <text:s text:c="7"/>|</text:p>
      <text:p text:style-name="Standard">| s003 <text:s text:c="6"/>| irfan <text:s text:c="15"/><text:tab/> <text:s/>| mca <text:s text:c="3"/>| NULL <text:s text:c="7"/>|</text:p>
      <text:p text:style-name="Standard">| s004 <text:s text:c="6"/>| mubaris <text:s text:c="7"/><text:tab/> <text:s/>| mca <text:s text:c="3"/>| NULL <text:s text:c="7"/>|</text:p>
      <text:p text:style-name="Standard">| s005 <text:s text:c="6"/>| hasib <text:s text:c="5"/><text:tab/><text:tab/> <text:s/>| mca <text:s text:c="3"/>| NULL <text:s text:c="7"/>|</text:p>
      <text:p text:style-name="Standard">| s006 <text:s text:c="6"/>| imran <text:s text:c="6"/><text:tab/><text:tab/> <text:s/>| bca <text:s text:c="4"/>| NULL <text:s text:c="7"/>|</text:p>
      <text:p text:style-name="Standard">+------------+---------------------+--------+------------ +</text:p>
      <text:p text:style-name="Standard">6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7T11:04:21.076365405</meta:creation-date>
    <dc:date>2022-01-17T11:34:48.858750365</dc:date>
    <meta:editing-duration>PT10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94" meta:word-count="711" meta:character-count="5042" meta:non-whitespace-character-count="3579"/>
  </office:meta>
</office:document-meta>
</file>